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fo:language="en" fo:country="GB"/>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paragraph-rsid="001833ec"/>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officeooo:rsid="00221aa3" officeooo:paragraph-rsid="00221aa3" style:font-weight-asian="bold" style:font-weight-complex="bold"/>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1f655a" officeooo:paragraph-rsid="001f655a"/>
    </style:style>
    <style:style style:name="P9"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58805c"/>
    </style:style>
    <style:style style:name="P11"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58984" officeooo:paragraph-rsid="00258984"/>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9318a" officeooo:paragraph-rsid="0019318a"/>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ae0bf" officeooo:paragraph-rsid="001ae0bf"/>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paragraph-rsid="00273cb8"/>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03684" officeooo:paragraph-rsid="00303684"/>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530b81" officeooo:paragraph-rsid="00530b81"/>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30b81" officeooo:paragraph-rsid="00530b81" style:font-weight-asian="bold" style:font-weight-complex="bold"/>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54664" officeooo:paragraph-rsid="00554664" style:font-weight-asian="bold" style:font-weight-complex="bold"/>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ec916" officeooo:paragraph-rsid="001ec916"/>
    </style:style>
    <style:style style:name="P21" style:family="paragraph" style:parent-style-name="Text_20_body">
      <style:text-properties fo:language="en" fo:country="GB" officeooo:rsid="0048334c" officeooo:paragraph-rsid="004c1a51"/>
    </style:style>
    <style:style style:name="P22" style:family="paragraph" style:parent-style-name="Text_20_body">
      <style:text-properties style:font-name="englis" fo:language="en" fo:country="GB" officeooo:rsid="003e8c6a" officeooo:paragraph-rsid="003e8c6a"/>
    </style:style>
    <style:style style:name="P23" style:family="paragraph" style:parent-style-name="Text_20_body">
      <style:text-properties style:font-name="englis" fo:language="en" fo:country="GB" officeooo:rsid="00417a8d" officeooo:paragraph-rsid="004223d6"/>
    </style:style>
    <style:style style:name="P24" style:family="paragraph" style:parent-style-name="Text_20_body">
      <style:text-properties style:font-name="englis" fo:language="en" fo:country="GB" officeooo:rsid="00465fa5" officeooo:paragraph-rsid="00465fa5"/>
    </style:style>
    <style:style style:name="P25" style:family="paragraph" style:parent-style-name="Text_20_body">
      <style:text-properties style:font-name="englis" fo:language="en" fo:country="GB" fo:font-weight="bold" officeooo:rsid="00465fa5" officeooo:paragraph-rsid="00465fa5" style:font-weight-asian="bold" style:font-weight-complex="bold"/>
    </style:style>
    <style:style style:name="P26" style:family="paragraph" style:parent-style-name="Text_20_body">
      <style:text-properties style:font-name="englis" fo:language="en" fo:country="GB" officeooo:rsid="004f9084" officeooo:paragraph-rsid="004f9084"/>
    </style:style>
    <style:style style:name="P27" style:family="paragraph" style:parent-style-name="Text_20_body">
      <style:text-properties fo:language="en" fo:country="GB" officeooo:rsid="004b1361" officeooo:paragraph-rsid="0066f26e"/>
    </style:style>
    <style:style style:name="P28" style:family="paragraph" style:parent-style-name="Heading_20_4">
      <style:text-properties fo:language="en" fo:country="GB"/>
    </style:style>
    <style:style style:name="P29" style:family="paragraph" style:parent-style-name="Heading_20_1">
      <style:text-properties fo:language="en" fo:country="GB"/>
    </style:style>
    <style:style style:name="P30" style:family="paragraph" style:parent-style-name="Heading_20_1">
      <style:paragraph-properties fo:margin-left="0in" fo:margin-right="0in" fo:margin-top="0.1in" fo:margin-bottom="0in" loext:contextual-spacing="false" fo:text-indent="0in" style:auto-text-indent="false"/>
      <style:text-properties style:font-name="englis" fo:language="en" fo:country="GB"/>
    </style:style>
    <style:style style:name="P31" style:family="paragraph" style:parent-style-name="Heading_20_1">
      <style:paragraph-properties fo:break-before="page"/>
      <style:text-properties style:font-name="englis" fo:language="en" fo:country="GB" officeooo:paragraph-rsid="00273cb8"/>
    </style:style>
    <style:style style:name="P32" style:family="paragraph" style:parent-style-name="Heading_20_3">
      <style:text-properties fo:language="en" fo:country="GB"/>
    </style:style>
    <style:style style:name="P33" style:family="paragraph" style:parent-style-name="Heading_20_2">
      <style:text-properties style:font-name="englis" fo:language="en" fo:country="GB"/>
    </style:style>
    <style:style style:name="P34" style:family="paragraph" style:parent-style-name="Heading_20_2">
      <style:text-properties fo:language="en" fo:country="GB"/>
    </style:style>
    <style:style style:name="P3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fo:font-style="italic" officeooo:rsid="005fce0c"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330f7"/>
    </style:style>
    <style:style style:name="T25" style:family="text">
      <style:text-properties officeooo:rsid="00465fa5"/>
    </style:style>
    <style:style style:name="T26" style:family="text">
      <style:text-properties officeooo:rsid="00491c3f"/>
    </style:style>
    <style:style style:name="T27" style:family="text">
      <style:text-properties officeooo:rsid="004c1a51"/>
    </style:style>
    <style:style style:name="T28" style:family="text">
      <style:text-properties officeooo:rsid="005069d1"/>
    </style:style>
    <style:style style:name="T29" style:family="text">
      <style:text-properties officeooo:rsid="00562d05"/>
    </style:style>
    <style:style style:name="T30" style:family="text">
      <style:text-properties officeooo:rsid="0058805c"/>
    </style:style>
    <style:style style:name="T31" style:family="text">
      <style:text-properties officeooo:rsid="005db923"/>
    </style:style>
    <style:style style:name="T32" style:family="text">
      <style:text-properties officeooo:rsid="005fce0c"/>
    </style:style>
    <style:style style:name="T33" style:family="text">
      <style:text-properties officeooo:rsid="00616d6f"/>
    </style:style>
    <style:style style:name="T34" style:family="text">
      <style:text-properties officeooo:rsid="0061ae7b"/>
    </style:style>
    <style:style style:name="T35" style:family="text">
      <style:text-properties officeooo:rsid="0063044b"/>
    </style:style>
    <style:style style:name="T36" style:family="text">
      <style:text-properties officeooo:rsid="006505b5"/>
    </style:style>
    <style:style style:name="T37" style:family="text">
      <style:text-properties officeooo:rsid="0066f26e"/>
    </style:style>
    <style:style style:name="T38" style:family="text">
      <style:text-properties officeooo:rsid="0067f0a6"/>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Regulons</text:h>
      <text:h text:style-name="P33" text:outline-level="2">Based on gene selection and networks <text:note text:id="ftn1" text:note-class="footnote"><text:note-citation>1</text:note-citation><text:note-body><text:p text:style-name="P3"><text:s/>Workflow was performed on the old data (expression data with mitochondrial genes). </text:p></text:note-body></text:note></text:h>
      <text:p text:style-name="P5">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5">2.) Data of genes selected in the first step was preprocessed to be apropriate for clustering and tSNE in Orange. I used the same transformation and scaling as for the first step. </text:p>
      <text:p text:style-name="P5">Scaling is needed in both steps so that genes with similar profile shape are detected as similar regardless of the expression strength. <text:s/></text:p>
      <text:p text:style-name="P5"/>
      <text:h text:style-name="P32" text:outline-level="3">Regulons</text:h>
      <text:p text:style-name="P5"><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5"/>
      <text:h text:style-name="P32" text:outline-level="3">Inverse regulons</text:h>
      <text:p text:style-name="P5"><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ext:soft-page-break/>thresholds. They can be used to obtain smaller or larger netwroks, as described for Regulons_inverse.ows. </text:p>
      <text:p text:style-name="P5"><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5"><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6"/>
      <text:p text:style-name="P6">Workflows</text:p>
      <text:p text:style-name="P6"/>
      <text:p text:style-name="P4">Regulon_extraction.ows: </text:p>
      <text:p text:style-name="P4"><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4"><text:s text:c="3"/>Uses files:</text:p>
      <text:p text:style-name="P4">--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4">-- genes_averaged_orange.tsv (File1 widget input): RPKUM averaged across each strain. Used to plot expression profiles. </text:p>
      <text:p text:style-name="P4"><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text:soft-page-break/>kNN2_thresholdX_m0s1log_Orange.tsv that contains selected gene names. It must be processed with Preprocessing_RPKUM.ows to obtain other files described above. <text:s/></text:p>
      <text:p text:style-name="P4"/>
      <text:p text:style-name="P4">Regulons_inverse.ows: </text:p>
      <text:p text:style-name="P4"><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4"><text:s text:c="3"/>Uses files:</text:p>
      <text:p text:style-name="P4">-- *.net (Network file widget input): A network with edges representing opposite profile similarity between two genes (nodes). Consturction of netwroks is described below. </text:p>
      <text:p text:style-name="P4">-- matching file with ...inverse...RPKUM+pattern notation (File widget input): As described for Regulon_extraction.ows file of type RPKUM+pattern. Matches .net file in the prefix.</text:p>
      <text:p text:style-name="P4">-- genes_averaged_orange.tsv (File1 widget input): As described for Regulon_extraction.ows.</text:p>
      <text:p text:style-name="P4"><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4"/>
      <text:p text:style-name="P4">Preprocessing_RPKUM.ows: </text:p>
      <text:p text:style-name="P4"><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4"><text:s text:c="3"/>Uses files:</text:p>
      <text:p text:style-name="P4">-- gene_patterns_orange.tsv (File1 widget input): Characteristics of gene expression patterns in AX4, as described above for this part of kNN2_threshold0.95_RPKUM+pattern_m0s1log_Orange.tab file.</text:p>
      <text:p text:style-name="P4">-- File produced by Python Script in Regulon_extraction.ows (e.g. knn2_threshold0.95_m0s1log_Orange.tsv) or in Regulons_inverse.ows (name contains word 'nodes') (File widget input): Names of genes for which expression data and expression patterns data will be extracted. </text:p>
      <text:p text:style-name="P4"><text:soft-page-break/>-- mergedGenes_RPKUM.tsv (File2 widget input): RPKUM expression data for all samples.</text:p>
      <text:p text:style-name="P4"/>
      <text:p text:style-name="P4">File prefix notation for regulons data files: </text:p>
      <text:p text:style-name="P4">- kNN: N of neighbours that was initially calculated for each gene</text:p>
      <text:p text:style-name="P4">- threshold (also 'T'): only gene pairs (neighbours/edges) with similarity equal or greater than threshold were retained</text:p>
      <text:p text:style-name="P4">- minPresentReplicates (also 'min') (when calculations were done for each replicate separately): edges above specified similarity threshold were present in at least that many replicates</text:p>
      <text:p text:style-name="P4">-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4">- inverse: gene pairs with most similar <text:span text:style-name="T18">opposite</text:span>/inverse profiles were sought</text:p>
      <text:h text:style-name="P33" text:outline-level="2">Groups of genes with similarity above a threshold <text:note text:id="ftn2" text:note-class="footnote"><text:note-citation>2</text:note-citation><text:note-body><text:p text:style-name="P3"><text:s/>Workflow was performed on the old data (expression data with mitochondrial genes) <text:span text:style-name="T33">and the new data.</text:span></text:p></text:note-body></text:note></text:h>
      <text:p text:style-name="P12">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3"><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35"><text:span text:style-name="T39">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ext:span><text:soft-page-break/><text:span text:style-name="T21">the two that were to be merged). This protocol is implemented in http://localhost:8888/notebooks/networks/hub_genes_neighbourhoods.ipynb.</text:span></text:p>
      <text:p text:style-name="P20">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9">Workflow</text:p>
      <text:p text:style-name="P16">Gene_groups_min_similarity.ows. <text:span text:style-name="T29">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33" text:outline-level="2">Clustering of selected genes from individual strains <text:note text:id="ftn3" text:note-class="footnote"><text:note-citation>3</text:note-citation><text:note-body><text:p text:style-name="P2"><text:s/><text:span text:style-name="T3">Workflow was performed on the old data (expression data with mitochondrial genes). </text:span></text:p></text:note-body></text:note></text:h>
      <text:p text:style-name="P8">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7">Workflow</text:p>
      <text:p text:style-name="P10">Based on this data Orange workflow named Strain_clusters.ows was created. <text:span text:style-name="T30">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10"><text:soft-page-break/>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36"><text:span text:style-name="T3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1">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33" text:outline-level="2">Co<text:span text:style-name="T2">unt of strains where a gene pair is co-expressed</text:span></text:h>
      <text:p text:style-name="P14"><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5">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ext:span></text:p>
      <text:p text:style-name="P18">Workflow</text:p>
      <text:p text:style-name="P17">Regulons_by_strain.ows. <text:span text:style-name="T31">The data is in shared_data/regulons/by_strain/kN300_mean0std1_log/mergedGenes… The file with ‘filterN’ in the name contains only the genes that have at least one co-expressed neighbour in at least N strains. </text:span></text:p>
      <text:p text:style-name="P14"/>
      <text:h text:style-name="P31" text:outline-level="1">Selection of potential regulon genes</text:h>
      <text:h text:style-name="P33" text:outline-level="2">Selection of genes for comparison of potential regulon genes obtained in strain and on vector of all <text:span text:style-name="T14">measurements</text:span> ('all') </text:h>
      <text:p text:style-name="P1">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text:span text:style-name="T19">groups</text:span>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text:soft-page-break/>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 text:style-name="T19">replicates</text:span> clustering could show if any of the replicates of a strain do not occur where we would expect them. However, a <text:span text:style-name="T19">better</text:span> method to look at this would be a PC1 vs time or another dimension reduction method. <text:span text:style-name="T32">The results for individual strains are in </text:span><text:a xlink:type="simple" xlink:href="https://github.com/biolab/baylor-dicty/blob/master/networks/selected_genes.ipynb" text:style-name="Internet_20_link" text:visited-style-name="Visited_20_Internet_20_Link"><text:span text:style-name="T32">https://github.com/biolab/baylor-dicty/blob/master/networks/selected_genes.ipynb</text:span></text:a><text:span text:style-name="T32"> under </text:span><text:span text:style-name="T13">Comparison of selected genes in strains and all</text:span><text:span text:style-name="T32">. The results of replicates are on docker in shared_data/images/regulons/selected_genes. </text:span></text:p>
      <text:h text:style-name="P33" text:outline-level="2">Selection of genes for comparison between strains</text:h>
      <text:p text:style-name="P22"><text:span text:style-name="T22">It was hypothesised that genes that are involved in metabolism of a strain will have some co-expressed genes, due to being part of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2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3">(based on N measurements in strain) </text:span>were retained. </text:p>
      <text:p text:style-name="P23">The similarit<text:span text:style-name="T25">ies</text:span> of gene groups across strains were compared with hierarchical clustering. The distance was based on p value of hypergeometric test <text:span text:style-name="T24">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24">https://www.gungorbudak.com/blog/2016/05/25/computing-significance-of-overlap/</text:span></text:a><text:span text:style-name="T24"> ). The clustering is in </text:span><text:a xlink:type="simple" xlink:href="https://github.com/biolab/baylor-dicty/blob/master/networks/selected_genes.ipynb" text:style-name="Internet_20_link" text:visited-style-name="Visited_20_Internet_20_Link"><text:span text:style-name="T24">https://github.com/biolab/baylor-dicty/blob/master/networks/selected_genes.ipynb</text:span></text:a><text:span text:style-name="T24"> under </text:span><text:span text:style-name="T12">Selected genes based on similarity</text:span><text:span text:style-name="T24">. </text:span></text:p>
      <text:p text:style-name="P25">Workflow</text:p>
      <text:p text:style-name="P24">The workflow Selected_genes_strain.ows is currently in development. The idea was to Select genes by requiring that they were selected in some groups of <text:soft-page-break/>strains but not others. (E. g. never selected in ag- and selected in almost all strains from other groups.) </text:p>
      <text:h text:style-name="P33" text:outline-level="2">Selection of genes DE in time</text:h>
      <text:h text:style-name="P29" text:outline-level="1">Parameter selection</text:h>
      <text:h text:style-name="P34" text:outline-level="2">Pre-processing</text:h>
      <text:h text:style-name="P32" text:outline-level="3">For similarity calculations</text:h>
      <text:h text:style-name="P32" text:outline-level="3">For visualisations</text:h>
      <text:p text:style-name="P21">In contrast to other protocols the data for expression profile visualisation in Orange is based on expression data averaged across replicates for individual strain (in Line Plot and Heatmap, not in t-SNE or for clustering). <text:span text:style-name="T27">The data is in genes_averaged_orange.tsv and <text:s/>genes_averaged_orange_AX4groups.tsv (the latter has besides strains also averages for 3 AX4 groups). </text:span></text:p>
      <text:p text:style-name="P21">Data was initially scaled for each strain separately (e. g. after strain selection <text:span text:style-name="T34">in Orange</text:span>). However, the use of [0,1] or mean 0 and std 1 scaling <text:s/>removes the information about expression strength and can result in consistently expressed genes seem<text:span text:style-name="T34">ing</text:span> to be more variable through time than they really are. The data was first scaled based on max expression in AX4: <text:span text:style-name="T26">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6">when gene is <text:s/>not expressed in AX4 and in the first case also when the gene is more highly expressed in another strain. </text:span></text:p>
      <text:p text:style-name="P27">Therefore instead of max(Giwt) the percentile99th(Gi) was used <text:span text:style-name="T35">for scaling</text:span>. Max was not used so that high outliers do not make all other values indistinguishable. <text:span text:style-name="T35">Saved in genes_averaged_orange_scale99percentile.tsv. </text:span>The <text:span text:style-name="T38">outlier </text:span>values above 0 can then be clipped (a bit above 0) so that heatmap scale is not shifted due to <text:span text:style-name="T38">the </text:span>outliers. <text:span text:style-name="T37">This is done in genes_averaged_orange_scale99percentileMax0.1.tsv, where max is set to 0.1. </text:span></text:p>
      <text:h text:style-name="P34" text:outline-level="2">Similarity threshold </text:h>
      <text:h text:style-name="P28" text:outline-level="4">Whole vector similarity threshold</text:h>
      <text:h text:style-name="P28" text:outline-level="4">By strain similarity <text:span text:style-name="T17">threshold</text:span></text:h>
      <text:p text:style-name="P26">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6"><text:soft-page-break/>In each strain the closest neighbour for each gene, which is not itself, was calculated. <text:span text:style-name="T36">Data was log2 transformed and mean 0 and std1 scaled. </text:span>This produced list of <text:span text:style-name="T36">cosine </text:span>similarities to the closest neighbours in each strain. This distribution was plotted in <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 . <text:span text:style-name="T28">It was hypothesized that the bulk of genes that have high similarities to their closet neighbour</text:span> <text:span text:style-name="T28">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2-18T11:11:30.884077109</dc:date>
    <meta:editing-duration>PT6H8M42S</meta:editing-duration>
    <meta:editing-cycles>40</meta:editing-cycles>
    <meta:generator>LibreOffice/6.0.7.3$Linux_X86_64 LibreOffice_project/00m0$Build-3</meta:generator>
    <meta:document-statistic meta:table-count="0" meta:image-count="0" meta:object-count="0" meta:page-count="10" meta:paragraph-count="82" meta:word-count="3969" meta:character-count="25949" meta:non-whitespace-character-count="21977"/>
  </office:meta>
</office:document-meta>
</file>